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37b9" officeooo:paragraph-rsid="000c37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g har gjort en användare och gjort den till sudo</text:p>
      <text:p text:style-name="P1">sen har jag sättit I samma skript två andra users</text:p>
      <text:p text:style-name="P1"><text:s/>allt I en skript ömmm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3:50:51.054792137</meta:creation-date>
    <dc:date>2018-11-28T13:53:46.597255112</dc:date>
    <meta:editing-duration>PT2M57S</meta:editing-duration>
    <meta:editing-cycles>1</meta:editing-cycles>
    <meta:document-statistic meta:table-count="0" meta:image-count="0" meta:object-count="0" meta:page-count="1" meta:paragraph-count="3" meta:word-count="25" meta:character-count="122" meta:non-whitespace-character-count="99"/>
    <meta:generator>LibreOffice/6.0.6.2$Linux_X86_64 LibreOffice_project/00m0$Build-2</meta:generator>
  </office:meta>
</office:document-meta>
</file>